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Text_20_body" style:list-style-name="L4">
      <style:paragraph-properties fo:margin-top="0cm" fo:margin-bottom="0cm"/>
    </style:style>
    <style:style style:name="P13" style:family="paragraph" style:parent-style-name="Text_20_body" style:list-style-name="L5">
      <style:paragraph-properties fo:margin-top="0cm" fo:margin-bottom="0cm"/>
    </style:style>
    <style:style style:name="P14" style:family="paragraph" style:parent-style-name="Text_20_body" style:list-style-name="L6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Planejamento do Programa de Sustentabilidade e Responsabilidade Social</text:h>
      <text:p text:style-name="Text_20_body"><text:span text:style-name="Strong_20_Emphasis">Perspectiva AMBIENTAL</text:span></text:p>
      <text:p text:style-name="Text_20_body"><text:span text:style-name="Strong_20_Emphasis">1. Diagnóstico Inicial:</text:span><text:line-break/><text:span text:style-name="Strong_20_Emphasis">Avaliação Ambiental:</text:span></text:p>
      <text:list xml:id="list4144354806605641362" text:style-name="L1">
        <text:list-item>
          <text:p text:style-name="P9">Realizar um inventário das emissões de gases de efeito estufa, para entender o impacto das operações da empresa.</text:p>
        </text:list-item>
        <text:list-item>
          <text:p text:style-name="P9">Analisar o consumo de água e energia, buscando identificar padrões de uso e áreas para melhoria da eficiência.</text:p>
        </text:list-item>
        <text:list-item>
          <text:p text:style-name="P3">Examinar o impacto ambiental da cadeia de suprimentos, priorizando fornecedores com práticas sustentáveis.</text:p>
        </text:list-item>
      </text:list>
      <text:p text:style-name="Text_20_body"><text:span text:style-name="Strong_20_Emphasis">2. Definição de Metas ESG:</text:span><text:line-break/><text:span text:style-name="Strong_20_Emphasis">Ambiental:</text:span></text:p>
      <text:list xml:id="list1818987442650471089" text:style-name="L2">
        <text:list-item>
          <text:p text:style-name="P10"><text:span text:style-name="Strong_20_Emphasis">Utilizar Recursos Naturais de Forma Sustentável:</text:span></text:p>
          <text:list>
            <text:list-item>
              <text:p text:style-name="P10">Reduzir o consumo de água em 20% nos próximos 5 anos.</text:p>
            </text:list-item>
            <text:list-item>
              <text:p text:style-name="P10">Implementar práticas de gestão de resíduos com meta de reciclagem de 50% até 2026.</text:p>
            </text:list-item>
          </text:list>
        </text:list-item>
        <text:list-item>
          <text:p text:style-name="P10"><text:span text:style-name="Strong_20_Emphasis">Adotar Fontes de Energia Renovável:</text:span></text:p>
          <text:list>
            <text:list-item>
              <text:p text:style-name="P10">Instalar sistemas de energia solar para atender 50% da demanda energética até 2028.</text:p>
            </text:list-item>
            <text:list-item>
              <text:p text:style-name="P4">Investir em programas de mobilidade sustentável, utilizando veículos elétricos e promovendo o uso de transporte coletivo.</text:p>
            </text:list-item>
          </text:list>
        </text:list-item>
      </text:list>
      <text:p text:style-name="Text_20_body"><text:span text:style-name="Strong_20_Emphasis">3. Implementação de Iniciativas:</text:span><text:line-break/><text:span text:style-name="Strong_20_Emphasis">Ambiental:</text:span></text:p>
      <text:list xml:id="list3386970996673307348" text:style-name="L3">
        <text:list-item>
          <text:p text:style-name="P11">Criar um programa de treinamento contínuo sobre práticas de sustentabilidade para todos os colaboradores, focando na redução de resíduos e no uso eficiente de recursos.</text:p>
        </text:list-item>
        <text:list-item>
          <text:p text:style-name="P11">Implementar um sistema de gestão ambiental que incorpore auditorias regulares e feedback contínuo para melhoria das práticas.</text:p>
        </text:list-item>
        <text:list-item>
          <text:p text:style-name="P5">Estabelecer parcerias com ONGs e iniciativas locais para desenvolver projetos de reflorestamento e conservação de áreas verdes.</text:p>
        </text:list-item>
      </text:list>
      <text:p text:style-name="Text_20_body"><text:span text:style-name="Strong_20_Emphasis">4. Monitoramento e Relatórios:</text:span></text:p>
      <text:list xml:id="list1394411851417576397" text:style-name="L4">
        <text:list-item>
          <text:p text:style-name="P12">Desenvolver Indicadores de Desempenho para medir a eficácia das iniciativas ambientais, eficiência no uso de água e energia e taxas de reciclagem.</text:p>
        </text:list-item>
        <text:list-item>
          <text:p text:style-name="P12">Realizar auditorias ambientais para monitorar o progresso em relação às metas estabelecidas.</text:p>
        </text:list-item>
        <text:list-item>
          <text:p text:style-name="P6">Publicar relatórios anuais de sustentabilidade detalhando as iniciativas ambientais e os resultados obtidos.</text:p>
        </text:list-item>
      </text:list>
      <text:p text:style-name="Text_20_body"><text:span text:style-name="Strong_20_Emphasis">5. Engajamento e Comunicação:</text:span></text:p>
      <text:list xml:id="list890553017360532243" text:style-name="L5">
        <text:list-item>
          <text:p text:style-name="P13">Engajar por meio de workshops e seminários sobre a importância das práticas sustentáveis e suas contribuições para a empresa e a comunidade.</text:p>
        </text:list-item>
        <text:list-item>
          <text:p text:style-name="P7">Utilizar as redes sociais e o site da empresa para compartilhar histórias de sucesso das iniciativas ambientais e promover a transparência nas ações realizadas.</text:p>
        </text:list-item>
      </text:list>
      <text:h text:style-name="Heading_20_3" text:outline-level="3">Benefícios Esperados:</text:h>
      <text:list xml:id="list1416016019847739927" text:style-name="L6">
        <text:list-item>
          <text:p text:style-name="P14"><text:span text:style-name="Strong_20_Emphasis">Ambiental:</text:span> Redução da pegada de carbono, melhor gestão dos recursos naturais e promoção da biodiversidade, contribuindo para um ambiente mais saudável e sustentável.</text:p>
        </text:list-item>
        <text:list-item>
          <text:p text:style-name="P14"><text:span text:style-name="Strong_20_Emphasis">Social:</text:span> Aumento da conscientização e engajamento dos colaboradores nas práticas sustentáveis, resultando em um ambiente de trabalho mais positivo.</text:p>
        </text:list-item>
        <text:list-item>
          <text:p text:style-name="P8"><text:soft-page-break/><text:span text:style-name="Strong_20_Emphasis">Governança:</text:span> Melhoria na reputação da empresa, atraindo investidores e consumidores conscientes, além de contribuir para uma economia mais sustentável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1T03:16:22.97</meta:creation-date>
    <dc:date>2024-10-14T15:23:27.93</dc:date>
    <meta:editing-duration>PT31M16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28" meta:word-count="383" meta:character-count="2592"/>
  </office:meta>
</office:document-meta>
</file>